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Libertinus Sans" svg:font-family="'Libertinus Sans'" style:font-adornments="Bold" style:font-family-generic="modern" style:font-pitch="variable"/>
    <style:font-face style:name="Libertinus Sans1" svg:font-family="'Libertinus Sans'" style:font-adornments="Regular" style:font-family-generic="modern" style:font-pitch="variable"/>
    <style:font-face style:name="Libertinus Serif" svg:font-family="'Libertinus Serif'" style:font-adornments="Regular" style:font-family-generic="modern" style:font-pitch="variable"/>
    <style:font-face style:name="Libertinus Serif Display" svg:font-family="'Libertinus Serif Display'" style:font-family-generic="modern" style:font-pitch="variable"/>
    <style:font-face style:name="Libertinus Serif Display1" svg:font-family="'Libertinus Serif Display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ibertinus Serif Display" officeooo:rsid="00149fde" officeooo:paragraph-rsid="00149fde"/>
    </style:style>
    <style:style style:name="P2" style:family="paragraph" style:parent-style-name="Text_20_body">
      <style:text-properties officeooo:rsid="00149fde" officeooo:paragraph-rsid="00149fde"/>
    </style:style>
    <style:style style:name="P3" style:family="paragraph" style:parent-style-name="Text_20_body">
      <style:text-properties officeooo:rsid="00155002" officeooo:paragraph-rsid="00155002"/>
    </style:style>
    <style:style style:name="P4" style:family="paragraph" style:parent-style-name="Text_20_body">
      <style:text-properties officeooo:rsid="00181d8c" officeooo:paragraph-rsid="0018f840"/>
    </style:style>
    <style:style style:name="P5" style:family="paragraph" style:parent-style-name="Text_20_body">
      <style:text-properties officeooo:rsid="00181d8c" officeooo:paragraph-rsid="001974b9"/>
    </style:style>
    <style:style style:name="P6" style:family="paragraph" style:parent-style-name="Text_20_body">
      <style:text-properties officeooo:rsid="0018eac3" officeooo:paragraph-rsid="0018eac3"/>
    </style:style>
    <style:style style:name="P7" style:family="paragraph" style:parent-style-name="Text_20_body">
      <style:text-properties officeooo:rsid="0018eac3" officeooo:paragraph-rsid="001974b9"/>
    </style:style>
    <style:style style:name="P8" style:family="paragraph" style:parent-style-name="Text_20_body">
      <style:text-properties officeooo:rsid="0018eac3" officeooo:paragraph-rsid="001a6b27"/>
    </style:style>
    <style:style style:name="P9" style:family="paragraph" style:parent-style-name="Text_20_body">
      <style:text-properties officeooo:rsid="0018f840" officeooo:paragraph-rsid="0018f840"/>
    </style:style>
    <style:style style:name="P10" style:family="paragraph" style:parent-style-name="Text_20_body">
      <style:text-properties officeooo:rsid="001a6b27" officeooo:paragraph-rsid="001a6b27"/>
    </style:style>
    <style:style style:name="P11" style:family="paragraph" style:parent-style-name="Text_20_body">
      <style:text-properties officeooo:rsid="001b5cf9" officeooo:paragraph-rsid="001b5cf9"/>
    </style:style>
    <style:style style:name="P12" style:family="paragraph" style:parent-style-name="Text_20_body">
      <style:text-properties officeooo:rsid="001b5cf9" officeooo:paragraph-rsid="001ce436"/>
    </style:style>
    <style:style style:name="P13" style:family="paragraph" style:parent-style-name="Text_20_body">
      <style:text-properties officeooo:rsid="001d242d" officeooo:paragraph-rsid="001d242d"/>
    </style:style>
    <style:style style:name="P14" style:family="paragraph" style:parent-style-name="Text_20_body">
      <style:text-properties fo:font-weight="bold" officeooo:rsid="001b5cf9" officeooo:paragraph-rsid="001b5cf9" style:font-weight-asian="bold" style:font-weight-complex="bold"/>
    </style:style>
    <style:style style:name="P15" style:family="paragraph" style:parent-style-name="Text_20_body">
      <style:text-properties fo:font-weight="bold" officeooo:rsid="00181d8c" officeooo:paragraph-rsid="0018f840" style:font-weight-asian="bold" style:font-weight-complex="bold"/>
    </style:style>
    <style:style style:name="P16" style:family="paragraph" style:parent-style-name="Text_20_body">
      <style:text-properties fo:font-weight="bold" officeooo:rsid="00181d8c" officeooo:paragraph-rsid="001974b9" style:font-weight-asian="bold" style:font-weight-complex="bold"/>
    </style:style>
    <style:style style:name="P17" style:family="paragraph" style:parent-style-name="Text_20_body">
      <style:text-properties fo:font-weight="bold" officeooo:rsid="0018eac3" officeooo:paragraph-rsid="001b5cf9" style:font-weight-asian="bold" style:font-weight-complex="bold"/>
    </style:style>
    <style:style style:name="P18" style:family="paragraph" style:parent-style-name="Text_20_body">
      <style:text-properties officeooo:rsid="001ed629" officeooo:paragraph-rsid="001ed629"/>
    </style:style>
    <style:style style:name="P19" style:family="paragraph" style:parent-style-name="Text_20_body">
      <style:text-properties officeooo:rsid="001f64e9" officeooo:paragraph-rsid="001f64e9"/>
    </style:style>
    <style:style style:name="P20" style:family="paragraph" style:parent-style-name="Text_20_body">
      <style:text-properties officeooo:rsid="002292ca" officeooo:paragraph-rsid="002292ca"/>
    </style:style>
    <style:style style:name="P21" style:family="paragraph" style:parent-style-name="Text_20_body">
      <style:text-properties officeooo:rsid="00244e81" officeooo:paragraph-rsid="00244e81"/>
    </style:style>
    <style:style style:name="P22" style:family="paragraph" style:parent-style-name="Text_20_body">
      <style:text-properties officeooo:rsid="00244e81" officeooo:paragraph-rsid="0024a1ef"/>
    </style:style>
    <style:style style:name="P23" style:family="paragraph" style:parent-style-name="Text_20_body">
      <style:text-properties officeooo:rsid="0024a1ef" officeooo:paragraph-rsid="0024a1ef"/>
    </style:style>
    <style:style style:name="P24" style:family="paragraph" style:parent-style-name="Text_20_body">
      <style:text-properties officeooo:rsid="0024a1ef" officeooo:paragraph-rsid="00259562"/>
    </style:style>
    <style:style style:name="P25" style:family="paragraph" style:parent-style-name="Text_20_body">
      <style:text-properties officeooo:paragraph-rsid="00244e81"/>
    </style:style>
    <style:style style:name="P26" style:family="paragraph" style:parent-style-name="Text_20_body">
      <style:text-properties officeooo:rsid="00259562" officeooo:paragraph-rsid="00259562"/>
    </style:style>
    <style:style style:name="P27" style:family="paragraph" style:parent-style-name="Heading_20_2">
      <style:text-properties officeooo:paragraph-rsid="00259562"/>
    </style:style>
    <style:style style:name="P28" style:family="paragraph" style:parent-style-name="Heading_20_1">
      <style:text-properties officeooo:rsid="00149fde" officeooo:paragraph-rsid="00149fde"/>
    </style:style>
    <style:style style:name="P29" style:family="paragraph" style:parent-style-name="Heading_20_1">
      <style:text-properties officeooo:rsid="00155002" officeooo:paragraph-rsid="00155002"/>
    </style:style>
    <style:style style:name="P30" style:family="paragraph" style:parent-style-name="Heading_20_1">
      <style:text-properties officeooo:rsid="0016896a" officeooo:paragraph-rsid="002292ca"/>
    </style:style>
    <style:style style:name="P31" style:family="paragraph" style:parent-style-name="Heading_20_1">
      <style:text-properties officeooo:rsid="00181d8c" officeooo:paragraph-rsid="00181d8c"/>
    </style:style>
    <style:style style:name="P32" style:family="paragraph" style:parent-style-name="Heading_20_1">
      <style:text-properties officeooo:rsid="001ed629" officeooo:paragraph-rsid="001ed629"/>
    </style:style>
    <style:style style:name="T1" style:family="text">
      <style:text-properties officeooo:rsid="00155002"/>
    </style:style>
    <style:style style:name="T2" style:family="text">
      <style:text-properties officeooo:rsid="0018eac3"/>
    </style:style>
    <style:style style:name="T3" style:family="text">
      <style:text-properties officeooo:rsid="0018f840"/>
    </style:style>
    <style:style style:name="T4" style:family="text">
      <style:text-properties officeooo:rsid="001974b9"/>
    </style:style>
    <style:style style:name="T5" style:family="text">
      <style:text-properties officeooo:rsid="001a6b27"/>
    </style:style>
    <style:style style:name="T6" style:family="text">
      <style:text-properties officeooo:rsid="001b5cf9"/>
    </style:style>
    <style:style style:name="T7" style:family="text">
      <style:text-properties officeooo:rsid="001ce436"/>
    </style:style>
    <style:style style:name="T8" style:family="text">
      <style:text-properties officeooo:rsid="001d242d"/>
    </style:style>
    <style:style style:name="T9" style:family="text">
      <style:text-properties officeooo:rsid="001d38d7"/>
    </style:style>
    <style:style style:name="T10" style:family="text">
      <style:text-properties officeooo:rsid="00200ccc"/>
    </style:style>
    <style:style style:name="T11" style:family="text">
      <style:text-properties officeooo:rsid="002292ca"/>
    </style:style>
    <style:style style:name="T12" style:family="text">
      <style:text-properties officeooo:rsid="002328b8"/>
    </style:style>
    <style:style style:name="T13" style:family="text">
      <style:text-properties officeooo:rsid="00244e81"/>
    </style:style>
    <style:style style:name="T14" style:family="text">
      <style:text-properties officeooo:rsid="0024a1ef"/>
    </style:style>
    <style:style style:name="T15" style:family="text">
      <style:text-properties officeooo:rsid="00259562"/>
    </style:style>
    <style:style style:name="T16" style:family="text">
      <style:text-properties officeooo:rsid="002771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 Software Standards</text:p>
      <text:p text:style-name="P1"/>
      <text:h text:style-name="P28" text:outline-level="1">Operating Systems</text:h>
      <text:p text:style-name="P2"><text:a xlink:type="simple" xlink:href="https://en.wikipedia.org/wiki/POSIX" text:style-name="Internet_20_link" text:visited-style-name="Visited_20_Internet_20_Link">POSIX</text:a> - APIs and command line shells and utilities<text:span text:style-name="T1">. ISO/IEC 9945</text:span></text:p>
      <text:p text:style-name="P2"><text:a xlink:type="simple" xlink:href="https://en.wikipedia.org/wiki/Filesystem_Hierarchy_Standard" text:style-name="Internet_20_link" text:visited-style-name="Visited_20_Internet_20_Link">Filesystem Hierarchy Standard</text:a></text:p>
      <text:p text:style-name="P2"><text:a xlink:type="simple" xlink:href="https://en.wikipedia.org/wiki/Linux_Standard_Base" text:style-name="Internet_20_link" text:visited-style-name="Visited_20_Internet_20_Link">Linux Standard Base</text:a> - Based on POSIX and FSH it tries to provide ABI (application Binary Interface) compatibility across Linux Distributions</text:p>
      <text:p text:style-name="P2"><text:a xlink:type="simple" xlink:href="https://en.wikipedia.org/wiki/TRON_project" text:style-name="Internet_20_link" text:visited-style-name="Visited_20_Internet_20_Link">TRON project</text:a> <text:span text:style-name="T1">- similar to POSIX idea but for real time operating systems.</text:span></text:p>
      <text:p text:style-name="P2"/>
      <text:h text:style-name="P31" text:outline-level="1">Open Source Licenses</text:h>
      <text:p text:style-name="P10">https://choosealicense.com/licenses/ <text:span text:style-name="T7">has nice descriptions of most common licenses</text:span></text:p>
      <text:p text:style-name="P13">https://opensource.org/licenses</text:p>
      <text:p text:style-name="P18">https://www.gnu.org/licenses/license-list.en.html</text:p>
      <text:p text:style-name="P18"/>
      <text:p text:style-name="P4"><text:span text:style-name="T5">Public Domain </text:span></text:p>
      <text:p text:style-name="P12">Unlicense<text:span text:style-name="T5">- most permissive, grants all rights to everyone, disclaims warranty</text:span></text:p>
      <text:p text:style-name="P14">Creative Commons zero cc0<text:span text:style-name="T8"> - similar to unlicense. (recommended way to release to public domain)</text:span></text:p>
      <text:p text:style-name="P11">Creative Commons BY - requires attribution</text:p>
      <text:p text:style-name="P14">CC BY-SA requires attribution and share-alike (open source)<text:span text:style-name="T9"> Good for artistic and educaitonal works, not for software,</text:span></text:p>
      <text:p text:style-name="P15"><text:span text:style-name="T8">X11 (aka </text:span>MIT<text:span text:style-name="T8">) - permissive, compatible with GNU, permits use including proprietary use, redistribution, modification. Requires inclusion of copyright notice. Most popular as of 2015. Essentially the same as the 2 clause BSD license. No patent release clause</text:span></text:p>
      <text:p text:style-name="P7">ISC - similar to BSD and MIT but removes language unnecessary since Berne Convention</text:p>
      <text:p text:style-name="P7">Boost similar to BSD and MIT</text:p>
      <text:p text:style-name="P4"><text:span text:style-name="T2">BSD 3 clause - adds non-endorsement clause to MIT, does not require share back</text:span></text:p>
      <text:p text:style-name="P9">BSD 4 clause - adds requiremtn that advertising must include acknowledgement</text:p>
      <text:p text:style-name="P16">Apache<text:span text:style-name="T4"> 2.0 - grants patent license for any patents the creator might have on the software and terminates license if patent violation claims made.</text:span></text:p>
      <text:p text:style-name="P5"><text:span text:style-name="T2">Academic Freedom - similar to Apache 2.0</text:span></text:p>
      <text:p text:style-name="P5">G<text:span text:style-name="T2">PL 2 - requires shareback of modified source, limits what can be distributed with software</text:span></text:p>
      <text:p text:style-name="P5">G<text:span text:style-name="T2">PL 3 - prevents tivoization</text:span></text:p>
      <text:p text:style-name="P6"><text:soft-page-break/><text:span text:style-name="T8">Gnu </text:span>Affero<text:span text:style-name="T5"> GPL - modification of GPL to deal with software as a service, where software is run on a server without being distributed.</text:span></text:p>
      <text:p text:style-name="P6"><text:span text:style-name="T3">L</text:span>GPL <text:span text:style-name="T3"><text:s/>Lesser or library general public license - less restrictive than gpl allows use in proprietary products but covered software must be modifiable. A compromise between BSD and GPL intended for libraries that would be linked to proprietary programs.</text:span></text:p>
      <text:p text:style-name="P8">Mozilla 2.0<text:span text:style-name="T5"> - like apache license but source must be disclosed</text:span></text:p>
      <text:p text:style-name="P17"><text:span text:style-name="T6">SIL Open Font License - keeps font open source but allows use of font in other creations.</text:span></text:p>
      <text:p text:style-name="P6">GFDL<text:span text:style-name="T7"> - Similar to creative commons BY-SA except that it allows for Invariant sections that may not be modified and prohibiting use of DRM to prevent copying.</text:span></text:p>
      <text:p text:style-name="P8">Intel <text:span text:style-name="T7">- identical to BSD with addition of reminder regarding US export laws.</text:span></text:p>
      <text:h text:style-name="P29" text:outline-level="1">File Formats</text:h>
      <text:p text:style-name="P3">pdf<text:span text:style-name="T14"> ISO 32000-1:2008</text:span></text:p>
      <text:p text:style-name="P23">ODF - ISO/TEC 26300</text:p>
      <text:h text:style-name="P29" text:outline-level="1">Character Codes</text:h>
      <text:p text:style-name="P3">unicode</text:p>
      <text:p text:style-name="P3">utf-8</text:p>
      <text:p text:style-name="P3">utf-16</text:p>
      <text:p text:style-name="P3">ascii</text:p>
      <text:h text:style-name="P29" text:outline-level="1"><text:span text:style-name="T16">I</text:span>nformation Formats</text:h>
      <text:h text:style-name="Heading_20_2" text:outline-level="2">Time and Date</text:h>
      <text:p text:style-name="P21">TIA<text:span text:style-name="T15"> - International atomic time, no leap seconds</text:span></text:p>
      <text:p text:style-name="P21"/>
      <text:p text:style-name="P21">UT1<text:span text:style-name="T15"> - Greenwich mean siderial time with corrections to give hour angle relative to the ITRF zero meridian</text:span></text:p>
      <text:p text:style-name="P21"/>
      <text:p text:style-name="P21">UTC<text:span text:style-name="T15"> - TIA with leap seconds added to stay within 0.9 s of UT1</text:span></text:p>
      <text:p text:style-name="P21"/>
      <text:p text:style-name="P23">Reporting <text:span text:style-name="T15">format for t</text:span>imes, dates, intervals - ISO 8601</text:p>
      <text:h text:style-name="Heading_20_2" text:outline-level="2">Location on Earth</text:h>
      <text:p text:style-name="P21">ITRS</text:p>
      <text:p text:style-name="P21">WGS-89</text:p>
      <text:p text:style-name="P22"><text:soft-page-break/><text:span text:style-name="T14">ISO 6709 Latitude and longitude</text:span></text:p>
      <text:p text:style-name="P22">Military Grid Reference System</text:p>
      <text:p text:style-name="P25"><text:span text:style-name="T13">Universal Transverse Mercator</text:span></text:p>
      <text:p text:style-name="P26">ISO 19111:2007 - spatial reference systems</text:p>
      <text:h text:style-name="P27" text:outline-level="2">Country<text:span text:style-name="T14"> and Language Codes</text:span></text:h>
      <text:p text:style-name="P24">ISO 639 - Language Codes</text:p>
      <text:p text:style-name="P24">ISO 3166-1 Two and three letter codes for countries (2 character top level national domains)</text:p>
      <text:p text:style-name="P24">ISO 4217 Currency codes</text:p>
      <text:h text:style-name="P30" text:outline-level="1"><text:span text:style-name="T11">Video Protocol Standards</text:span></text:h>
      <text:p text:style-name="P20">CGA - DE-9 connector 320x200 4 colors from 16 color palette or 160x600 16 color mode</text:p>
      <text:p text:style-name="P20">VGA -15 pin sub D connector 640x480 256 colors from 262K palette (analog color pins)</text:p>
      <text:p text:style-name="P20">DVI<text:span text:style-name="T12"> - digital visual interface</text:span></text:p>
      <text:p text:style-name="P20">HDMI<text:span text:style-name="T12"> - proprietary A/V interface EIA/CEA-861 standard</text:span></text:p>
      <text:p text:style-name="P20">DisplayPort<text:span text:style-name="T12"> - backwards compatible wiht VGA, DVI, and HDMI thorugh passive and active adapters.</text:span></text:p>
      <text:h text:style-name="P30" text:outline-level="1"><text:span text:style-name="T11">Network and Communication </text:span>Protocols</text:h>
      <text:h text:style-name="P32" text:outline-level="1">Bus and Peripheral Connection Protocols</text:h>
      <text:p text:style-name="P18">PCI</text:p>
      <text:p text:style-name="P18">PCI express</text:p>
      <text:p text:style-name="P18">USB</text:p>
      <text:p text:style-name="P19">Lightning<text:span text:style-name="T10"> - reversible 8 pin apple connector</text:span></text:p>
      <text:p text:style-name="P19">Thunderbolt 3 -uses USB-C connector and supports USB, PCIe, displayport, adn thunderbolt protoc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Libertinus Sans" svg:font-family="'Libertinus Sans'" style:font-adornments="Bold" style:font-family-generic="modern" style:font-pitch="variable"/>
    <style:font-face style:name="Libertinus Sans1" svg:font-family="'Libertinus Sans'" style:font-adornments="Regular" style:font-family-generic="modern" style:font-pitch="variable"/>
    <style:font-face style:name="Libertinus Serif" svg:font-family="'Libertinus Serif'" style:font-adornments="Regular" style:font-family-generic="modern" style:font-pitch="variable"/>
    <style:font-face style:name="Libertinus Serif Display" svg:font-family="'Libertinus Serif Display'" style:font-family-generic="modern" style:font-pitch="variable"/>
    <style:font-face style:name="Libertinus Serif Display1" svg:font-family="'Libertinus Serif Display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tinus Serif" fo:font-family="'Libertinus Serif'" style:font-style-name="Regular" style:font-family-generic="modern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tinus Sans1" fo:font-family="'Libertinus Sans'" style:font-style-name="Regular" style:font-family-generic="moder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writing-mode="page"/>
      <style:text-properties style:font-name="Libertinus Serif" fo:font-family="'Libertinus Serif'" style:font-style-name="Regular" style:font-family-generic="modern" style:font-pitch="variable" officeooo:rsid="00149fd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style:shadow="none" style:writing-mode="page">
        <style:tab-stops/>
      </style:paragraph-properties>
      <style:text-properties style:font-name="Libertinus Sans" fo:font-family="'Libertinus Sans'" style:font-style-name="Bold" style:font-family-generic="moder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Libertinus Serif Display1" fo:font-family="'Libertinus Serif Display'" style:font-style-name="Regular" style:font-family-generic="modern" style:font-pitch="variable"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2S</meta:editing-duration>
    <meta:editing-cycles>3</meta:editing-cycles>
    <meta:generator>LibreOffice/5.3.0.3$Windows_X86_64 LibreOffice_project/7074905676c47b82bbcfbea1aeefc84afe1c50e1</meta:generator>
    <dc:date>2017-08-23T15:40:06.076000000</dc:date>
    <meta:document-statistic meta:table-count="0" meta:image-count="0" meta:object-count="0" meta:page-count="3" meta:paragraph-count="68" meta:word-count="594" meta:character-count="3787" meta:non-whitespace-character-count="3259"/>
    <meta:user-defined meta:name="Info 1"/>
    <meta:user-defined meta:name="Info 2"/>
    <meta:user-defined meta:name="Info 3"/>
    <meta:user-defined meta:name="Info 4"/>
  </office:meta>
</office:document-meta>
</file>